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2"/>
        <table:table-column table:style-name="co1" table:number-columns-repeated="15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H</text:p>
          </table:table-cell>
          <table:table-cell table:style-name="ce1" office:value-type="string" calcext:value-type="string">
            <text:p>Opp</text:p>
          </table:table-cell>
          <table:table-cell table:style-name="ce3" office:value-type="string" calcext:value-type="string">
            <text:p>WL</text:p>
          </table:table-cell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D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PTS</text:p>
          </table:table-cell>
        </table:table-row>
        <table:table-row table:style-name="ro1">
          <table:table-cell office:value-type="string" calcext:value-type="string">
            <text:p>1992-11-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92-11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92-11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92-11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: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92-11-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2-11-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(+3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: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992-11-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(+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:0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92-11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92-11-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:0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992-11-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W (+1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92-11-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W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992-11-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L (-3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992-12-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W (+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92-12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92-12-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:0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92-12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1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92-12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(-1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92-12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92-12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: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92-12-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92-12-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92-12-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992-12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992-12-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92-12-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992-12-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92-12-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93-01-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93-01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93-01-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93-01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2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93-01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93-01-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W (+1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93-01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SW</text:p>
          </table:table-cell>
          <table:table-cell office:value-type="string" calcext:value-type="string">
            <text:p>W (+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93-01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:0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993-01-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: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93-01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93-01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L (-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93-01-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93-01-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(+3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: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993-01-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(-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93-01-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(-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93-02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93-02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W (+1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93-02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:0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93-02-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3-02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93-02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93-02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W (+1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93-02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W (+1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93-02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3-02-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93-02-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2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3-03-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93-03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93-03-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93-03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993-03-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93-03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93-03-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93-03-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2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:0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93-03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3-03-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93-03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W (+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:0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993-03-3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93-04-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93-04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93-04-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93-04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93-04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93-04-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93-04-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(+2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: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3-04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1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93-04-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93-04-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(+2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:0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93-04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:0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93-04-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L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93-04-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L (-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>
        <table:named-range table:name="HTML_1" table:base-cell-address="$Arkusz1.$A$1" table:cell-range-address="$Arkusz1.$A$1:.$U$80"/>
        <table:named-range table:name="HTML_all" table:base-cell-address="$Arkusz1.$A$1" table:cell-range-address="$Arkusz1.$A$1:.$U$80"/>
        <table:named-range table:name="HTML_tables" table:base-cell-address="$Arkusz1.$A$1" table:cell-range-address="$Arkusz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.00.0000</text:date>, <text:time style:data-style-name="N2" text:time-value="09:22:45.77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7T09:22:49.062000000</dc:date>
    <meta:editing-duration>PT59S</meta:editing-duration>
    <meta:editing-cycles>2</meta:editing-cycles>
    <meta:generator>LibreOffice/7.6.2.1$Windows_X86_64 LibreOffice_project/56f7684011345957bbf33a7ee678afaf4d2ba333</meta:generator>
    <meta:document-statistic meta:table-count="1" meta:cell-count="1659" meta:object-count="0"/>
  </office:meta>
</office:document-meta>
</file>